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ELLO SALDAÑA, WILDER JUNIO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4443476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ELLO SALDAÑA, WILDER JUNIO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444347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32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2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5/11/2021</text:p>
          </table:table-cell>
          <table:table-cell table:style-name="Tabla2.A2" office:value-type="string">
            <text:p text:style-name="P7">75701722</text:p>
          </table:table-cell>
          <table:table-cell table:style-name="Tabla2.A2" office:value-type="string">
            <text:p text:style-name="P7">8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ANUEL BALCAZA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LE QUEDARA SALFO A FAVOR DE S/472.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5T21:24:4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